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2.792cm"/>
    </style:style>
    <style:style style:name="Tabela1.C" style:family="table-column">
      <style:table-column-properties style:column-width="3.519cm"/>
    </style:style>
    <style:style style:name="Tabela1.D" style:family="table-column">
      <style:table-column-properties style:column-width="4.392cm"/>
    </style:style>
    <style:style style:name="Tabela1.E" style:family="table-column">
      <style:table-column-properties style:column-width="2.91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E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B6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ela2" style:family="table">
      <style:table-properties style:width="17.304cm" fo:margin-left="0cm" table:align="left"/>
    </style:style>
    <style:style style:name="Tabela2.A" style:family="table-column">
      <style:table-column-properties style:column-width="3.399cm"/>
    </style:style>
    <style:style style:name="Tabela2.B" style:family="table-column">
      <style:table-column-properties style:column-width="2.792cm"/>
    </style:style>
    <style:style style:name="Tabela2.C" style:family="table-column">
      <style:table-column-properties style:column-width="3.519cm"/>
    </style:style>
    <style:style style:name="Tabela2.D" style:family="table-column">
      <style:table-column-properties style:column-width="4.392cm"/>
    </style:style>
    <style:style style:name="Tabela2.E" style:family="table-column">
      <style:table-column-properties style:column-width="3.201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E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B6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ela2.E6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Arial1" officeooo:paragraph-rsid="00119c23"/>
    </style:style>
    <style:style style:name="P2" style:family="paragraph" style:parent-style-name="Standard">
      <style:paragraph-properties fo:text-align="center" style:justify-single-word="false"/>
      <style:text-properties style:font-name="Arial1" officeooo:paragraph-rsid="00119c23"/>
    </style:style>
    <style:style style:name="P3" style:family="paragraph" style:parent-style-name="Standard">
      <style:paragraph-properties fo:text-align="center" style:justify-single-word="false"/>
      <style:text-properties style:font-name="Arial1" officeooo:paragraph-rsid="0019ed7a"/>
    </style:style>
    <style:style style:name="P4" style:family="paragraph" style:parent-style-name="Standard">
      <style:paragraph-properties fo:text-align="center" style:justify-single-word="false"/>
      <style:text-properties style:font-name="Arial1" officeooo:paragraph-rsid="0020298b"/>
    </style:style>
    <style:style style:name="P5" style:family="paragraph" style:parent-style-name="Standard">
      <style:paragraph-properties fo:text-align="center" style:justify-single-word="false"/>
      <style:text-properties style:font-name="Arial1" officeooo:paragraph-rsid="00205eed"/>
    </style:style>
    <style:style style:name="P6" style:family="paragraph" style:parent-style-name="Standard">
      <style:text-properties style:font-name="Arial1" officeooo:rsid="0014b840" officeooo:paragraph-rsid="0014b840"/>
    </style:style>
    <style:style style:name="P7" style:family="paragraph" style:parent-style-name="Standard">
      <style:text-properties style:font-name="Arial1" officeooo:rsid="0014b840" officeooo:paragraph-rsid="001ab9c0"/>
    </style:style>
    <style:style style:name="P8" style:family="paragraph" style:parent-style-name="Standard">
      <style:text-properties style:font-name="Arial1" officeooo:rsid="0019ed7a" officeooo:paragraph-rsid="0019ed7a"/>
    </style:style>
    <style:style style:name="P9" style:family="paragraph" style:parent-style-name="Standard">
      <style:text-properties style:font-name="Arial1" officeooo:paragraph-rsid="0019ed7a"/>
    </style:style>
    <style:style style:name="P10" style:family="paragraph" style:parent-style-name="Standard">
      <style:text-properties style:font-name="Arial1" officeooo:rsid="001a17b2" officeooo:paragraph-rsid="001a17b2"/>
    </style:style>
    <style:style style:name="P11" style:family="paragraph" style:parent-style-name="Standard">
      <style:text-properties style:font-name="Arial1" officeooo:rsid="001ab9c0" officeooo:paragraph-rsid="001ab9c0"/>
    </style:style>
    <style:style style:name="P12" style:family="paragraph" style:parent-style-name="Standard">
      <style:text-properties style:font-name="Arial1" officeooo:rsid="001b4bbe" officeooo:paragraph-rsid="001b4bbe"/>
    </style:style>
    <style:style style:name="P13" style:family="paragraph" style:parent-style-name="Standard">
      <style:text-properties style:font-name="Arial1" officeooo:rsid="001ccc5c" officeooo:paragraph-rsid="001ccc5c"/>
    </style:style>
    <style:style style:name="P14" style:family="paragraph" style:parent-style-name="Standard">
      <style:paragraph-properties fo:text-align="justify" style:justify-single-word="false"/>
      <style:text-properties style:font-name="Arial1" officeooo:paragraph-rsid="00119c23"/>
    </style:style>
    <style:style style:name="P15" style:family="paragraph" style:parent-style-name="Standard">
      <style:paragraph-properties fo:text-align="center" style:justify-single-word="false"/>
      <style:text-properties style:font-name="Arial1" officeooo:rsid="0020298b" officeooo:paragraph-rsid="0020298b"/>
    </style:style>
    <style:style style:name="P16" style:family="paragraph" style:parent-style-name="Standard">
      <style:paragraph-properties fo:text-align="start" style:justify-single-word="false"/>
      <style:text-properties style:font-name="Arial1" officeooo:paragraph-rsid="0020298b"/>
    </style:style>
    <style:style style:name="P17" style:family="paragraph" style:parent-style-name="Standard">
      <style:paragraph-properties fo:text-align="center" style:justify-single-word="false"/>
      <style:text-properties style:font-name="Arial1" officeooo:rsid="00205eed" officeooo:paragraph-rsid="00205eed"/>
    </style:style>
    <style:style style:name="P18" style:family="paragraph" style:parent-style-name="Standard">
      <style:paragraph-properties fo:text-align="center" style:justify-single-word="false"/>
      <style:text-properties officeooo:paragraph-rsid="0020298b"/>
    </style:style>
    <style:style style:name="P19" style:family="paragraph" style:parent-style-name="Table_20_Contents">
      <style:text-properties style:font-name="Arial1"/>
    </style:style>
    <style:style style:name="P20" style:family="paragraph" style:parent-style-name="Table_20_Contents">
      <style:text-properties style:font-name="Arial1" officeooo:rsid="001a17b2"/>
    </style:style>
    <style:style style:name="P21" style:family="paragraph" style:parent-style-name="Table_20_Contents">
      <style:text-properties style:font-name="Arial1" officeooo:rsid="001a17b2" officeooo:paragraph-rsid="001a17b2"/>
    </style:style>
    <style:style style:name="P22" style:family="paragraph" style:parent-style-name="Table_20_Contents">
      <style:text-properties style:font-name="Arial1" officeooo:rsid="001a17b2" officeooo:paragraph-rsid="001ab9c0"/>
    </style:style>
    <style:style style:name="P23" style:family="paragraph" style:parent-style-name="Table_20_Contents">
      <style:text-properties style:font-name="Arial1" officeooo:paragraph-rsid="001a17b2"/>
    </style:style>
    <style:style style:name="P24" style:family="paragraph" style:parent-style-name="Table_20_Contents">
      <style:text-properties style:font-name="Arial1" officeooo:rsid="001ab9c0"/>
    </style:style>
    <style:style style:name="P25" style:family="paragraph" style:parent-style-name="Table_20_Contents">
      <style:text-properties style:font-name="Arial1" officeooo:rsid="001ab9c0" officeooo:paragraph-rsid="001ab9c0"/>
    </style:style>
    <style:style style:name="P26" style:family="paragraph" style:parent-style-name="Table_20_Contents">
      <style:text-properties style:font-name="Arial1" officeooo:paragraph-rsid="001ab9c0"/>
    </style:style>
    <style:style style:name="P27" style:family="paragraph" style:parent-style-name="Table_20_Contents">
      <style:text-properties officeooo:paragraph-rsid="001ab9c0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1" officeooo:rsid="0020298b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Arial1" officeooo:rsid="0020298b"/>
    </style:style>
    <style:style style:name="T5" style:family="text">
      <style:text-properties officeooo:rsid="0019ed7a"/>
    </style:style>
    <style:style style:name="T6" style:family="text">
      <style:text-properties officeooo:rsid="001a17b2"/>
    </style:style>
    <style:style style:name="T7" style:family="text">
      <style:text-properties officeooo:rsid="001ab9c0"/>
    </style:style>
    <style:style style:name="T8" style:family="text">
      <style:text-properties officeooo:rsid="001b4bbe"/>
    </style:style>
    <style:style style:name="T9" style:family="text">
      <style:text-properties style:font-name="Arial1" officeooo:rsid="001ab9c0"/>
    </style:style>
    <style:style style:name="T10" style:family="text">
      <style:text-properties style:font-name="Arial1" officeooo:rsid="001b4bbe"/>
    </style:style>
    <style:style style:name="T11" style:family="text">
      <style:text-properties officeooo:rsid="001ccc5c"/>
    </style:style>
    <style:style style:name="T12" style:family="text">
      <style:text-properties officeooo:rsid="001f77a0"/>
    </style:style>
    <style:style style:name="T13" style:family="text">
      <style:text-properties officeooo:rsid="0020298b"/>
    </style:style>
    <style:style style:name="T14" style:family="text">
      <style:text-properties officeooo:rsid="00205e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FSC – CCA – Departamento de Fitotecnia Disciplina: Melhoramento de Plantas </text:p>
      <text:p text:style-name="P3">FIT 5603 </text:p>
      <text:p text:style-name="P9">Nome: <text:span text:style-name="T5">Luciano dos Santos Cardoso Junior // </text:span><text:span text:style-name="T11">18207299</text:span></text:p>
      <text:p text:style-name="P1">Data: <text:span text:style-name="T5">14/05/2022</text:span></text:p>
      <text:p text:style-name="P1"/>
      <text:p text:style-name="P2">Exercício de Estrutura de populações </text:p>
      <text:p text:style-name="P1"/>
      <text:p text:style-name="P1">1) Considerando a população panmíticas, em que as frequências alélicas são A=0,6 e a=0,4, sendo o A dominante sobre o a, quais serão as frequências alélicas e genotípicas após duas gerações de seleção feita após o florescimento contra o alelo a?</text:p>
      <text:p text:style-name="P8">A: 0,6</text:p>
      <text:p text:style-name="P8">a: 0,4</text:p>
      <text:p text:style-name="P8"/>
      <text:p text:style-name="P8">p<text:span text:style-name="T1">2</text:span>: 0,6 x 0,6 = 0,36</text:p>
      <text:p text:style-name="P8">2pq: 2 x 0,6 x0,4= 0,48</text:p>
      <text:p text:style-name="P8"><text:span text:style-name="T3">q</text:span><text:span text:style-name="T1">2</text:span><text:span text:style-name="T3">: 0,4 x 0,4 = 0,16</text:span></text:p>
      <text:p text:style-name="P6"/>
      <text:p text:style-name="P8">AA(0,36) // Aa (0,48) // aa(0,16)</text:p>
      <text:p text:style-name="P10">AA,Aa <text:s/>// AA,Aa,aa // ----------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leLine2274194963072">
          <table:table-cell table:style-name="Tabela1.A1" office:value-type="string">
            <text:p text:style-name="P21">Tipos de Cruza</text:p>
          </table:table-cell>
          <table:table-cell table:style-name="Tabela1.A1" office:value-type="string">
            <text:p text:style-name="P21">Frequência cruza</text:p>
          </table:table-cell>
          <table:table-cell table:style-name="Tabela1.A1" office:value-type="string">
            <text:p text:style-name="P21">AA</text:p>
          </table:table-cell>
          <table:table-cell table:style-name="Tabela1.A1" office:value-type="string">
            <text:p text:style-name="P21">Aa</text:p>
          </table:table-cell>
          <table:table-cell table:style-name="Tabela1.E1" office:value-type="string">
            <text:p text:style-name="P21">aa</text:p>
          </table:table-cell>
        </table:table-row>
        <table:table-row table:style-name="TableLine2274194963072">
          <table:table-cell table:style-name="Tabela1.A2" office:value-type="string">
            <text:p text:style-name="P21">AA X AA</text:p>
          </table:table-cell>
          <table:table-cell table:style-name="Tabela1.A2" office:value-type="string">
            <text:p text:style-name="P19"><text:s/><text:span text:style-name="T6">0,36 x 0,36</text:span></text:p>
          </table:table-cell>
          <table:table-cell table:style-name="Tabela1.A2" office:value-type="string">
            <text:p text:style-name="P19">0,1296</text:p>
          </table:table-cell>
          <table:table-cell table:style-name="Tabela1.A2" office:value-type="string">
            <text:p text:style-name="P19"/>
          </table:table-cell>
          <table:table-cell table:style-name="Tabela1.E2" office:value-type="string">
            <text:p text:style-name="P19"/>
          </table:table-cell>
        </table:table-row>
        <table:table-row table:style-name="TableLine2274194963072">
          <table:table-cell table:style-name="Tabela1.A2" office:value-type="string">
            <text:p text:style-name="P21">AA X Aa</text:p>
          </table:table-cell>
          <table:table-cell table:style-name="Tabela1.A2" office:value-type="string">
            <text:p text:style-name="P19"><text:s/><text:span text:style-name="T6">0,36 x 0,48</text:span></text:p>
          </table:table-cell>
          <table:table-cell table:style-name="Tabela1.A2" office:value-type="string">
            <text:p text:style-name="P19">0,0864</text:p>
          </table:table-cell>
          <table:table-cell table:style-name="Tabela1.A2" office:value-type="string">
            <text:p text:style-name="P19">0,0864</text:p>
          </table:table-cell>
          <table:table-cell table:style-name="Tabela1.E2" office:value-type="string">
            <text:p text:style-name="P19"/>
          </table:table-cell>
        </table:table-row>
        <table:table-row table:style-name="TableLine2274194963072">
          <table:table-cell table:style-name="Tabela1.A2" office:value-type="string">
            <text:p text:style-name="P21">Aa x AA</text:p>
          </table:table-cell>
          <table:table-cell table:style-name="Tabela1.A2" office:value-type="string">
            <text:p text:style-name="P19"><text:s/><text:span text:style-name="T6">0,48 x 0,36</text:span></text:p>
          </table:table-cell>
          <table:table-cell table:style-name="Tabela1.A2" office:value-type="string">
            <text:p text:style-name="P19">0,0864</text:p>
          </table:table-cell>
          <table:table-cell table:style-name="Tabela1.A2" office:value-type="string">
            <text:p text:style-name="P19">0,0864</text:p>
          </table:table-cell>
          <table:table-cell table:style-name="Tabela1.E2" office:value-type="string">
            <text:p text:style-name="P19"/>
          </table:table-cell>
        </table:table-row>
        <table:table-row table:style-name="TableLine2274194963072">
          <table:table-cell table:style-name="Tabela1.A2" office:value-type="string">
            <text:p text:style-name="P21">Aa x Aa</text:p>
          </table:table-cell>
          <table:table-cell table:style-name="Tabela1.A2" office:value-type="string">
            <text:p text:style-name="P19"><text:s/><text:span text:style-name="T6">0,48 x 0,48</text:span></text:p>
          </table:table-cell>
          <table:table-cell table:style-name="Tabela1.A2" office:value-type="string">
            <text:p text:style-name="P19">0,0576</text:p>
          </table:table-cell>
          <table:table-cell table:style-name="Tabela1.A2" office:value-type="string">
            <text:p text:style-name="P19">0,1152</text:p>
          </table:table-cell>
          <table:table-cell table:style-name="Tabela1.E2" office:value-type="string">
            <text:p text:style-name="P19">0,0576</text:p>
          </table:table-cell>
        </table:table-row>
        <table:table-row table:style-name="TableLine2274194963072">
          <table:table-cell table:style-name="Tabela1.A2" office:value-type="string">
            <text:p text:style-name="P21">Total</text:p>
          </table:table-cell>
          <table:table-cell table:style-name="Tabela1.B6" office:value-type="float" office:value="0.71">
            <text:p text:style-name="P24">0,71</text:p>
          </table:table-cell>
          <table:table-cell table:style-name="Tabela1.B6" table:formula="ooow:&lt;C5&gt;+&lt;C4&gt;+&lt;C3&gt;+&lt;C2&gt;" office:value-type="float" office:value="0.36">
            <text:p text:style-name="P24">0,36</text:p>
          </table:table-cell>
          <table:table-cell table:style-name="Tabela1.B6" table:formula="ooow:&lt;D5&gt;+&lt;D4&gt;+&lt;D3&gt;" office:value-type="float" office:value="0.288">
            <text:p text:style-name="P20">0,29</text:p>
          </table:table-cell>
          <table:table-cell table:style-name="Tabela1.E2" office:value-type="string">
            <text:p text:style-name="P23">0,0576</text:p>
          </table:table-cell>
        </table:table-row>
        <table:table-row table:style-name="TableLine2274194963072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25">P=0,36/0,71=0,50</text:p>
          </table:table-cell>
          <table:table-cell table:style-name="Tabela1.A2" office:value-type="string">
            <text:p text:style-name="P25">2pq= 0,29/0,71=0,40</text:p>
          </table:table-cell>
          <table:table-cell table:style-name="Tabela1.E2" office:value-type="string">
            <text:p text:style-name="P19"><text:span text:style-name="T7">Q =</text:span> <text:span text:style-name="T7">0,1</text:span></text:p>
          </table:table-cell>
        </table:table-row>
        <table:table-row table:style-name="TableLine2274194963072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25">Raiz(0,50)= 0,7</text:p>
          </table:table-cell>
          <table:table-cell table:style-name="Tabela1.A2" office:value-type="string">
            <text:p text:style-name="P25"/>
          </table:table-cell>
          <table:table-cell table:style-name="Tabela1.E2" office:value-type="string">
            <text:p text:style-name="P25">Raiz(0,1)= 0,3</text:p>
          </table:table-cell>
        </table:table-row>
      </table:table>
      <text:p text:style-name="P11">A: 0,7 // a : 0,3</text:p>
      <text:p text:style-name="P11">p<text:span text:style-name="T1">2</text:span>: 0,7 x 0,7 = 0,49</text:p>
      <text:p text:style-name="P11">2pq: 2 x 0,7 x 0,3 = 0,42</text:p>
      <text:p text:style-name="P11">q<text:span text:style-name="T1">2</text:span>: 0,3 x 0,3 = 0,09</text:p>
      <text:p text:style-name="P11"/>
      <text:p text:style-name="P11">AA(0,49) // Aa(0,42) // aa(0,09)</text:p>
      <text:p text:style-name="P11">AA,Aa // AA , Aa ,aa // -----------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leLine2276050977632">
          <table:table-cell table:style-name="Tabela2.A1" office:value-type="string">
            <text:p text:style-name="P22">Tipos de Cruza</text:p>
          </table:table-cell>
          <table:table-cell table:style-name="Tabela2.A1" office:value-type="string">
            <text:p text:style-name="P22">Frequência cruza</text:p>
          </table:table-cell>
          <table:table-cell table:style-name="Tabela2.A1" office:value-type="string">
            <text:p text:style-name="P22">AA</text:p>
          </table:table-cell>
          <table:table-cell table:style-name="Tabela2.A1" office:value-type="string">
            <text:p text:style-name="P22">Aa</text:p>
          </table:table-cell>
          <table:table-cell table:style-name="Tabela2.E1" office:value-type="string">
            <text:p text:style-name="P22">aa</text:p>
          </table:table-cell>
        </table:table-row>
        <table:table-row table:style-name="TableLine2276050977632">
          <table:table-cell table:style-name="Tabela2.A2" office:value-type="string">
            <text:p text:style-name="P22">AA X AA</text:p>
          </table:table-cell>
          <table:table-cell table:style-name="Tabela2.A2" office:value-type="string">
            <text:p text:style-name="P26"><text:s/><text:span text:style-name="T6">0,</text:span><text:span text:style-name="T7">49</text:span><text:span text:style-name="T6"> x 0,</text:span><text:span text:style-name="T7">49</text:span></text:p>
          </table:table-cell>
          <table:table-cell table:style-name="Tabela2.A2" office:value-type="string">
            <text:p text:style-name="P26">0,2401</text:p>
          </table:table-cell>
          <table:table-cell table:style-name="Tabela2.A2" office:value-type="string">
            <text:p text:style-name="P26"/>
          </table:table-cell>
          <table:table-cell table:style-name="Tabela2.E2" office:value-type="string">
            <text:p text:style-name="P26"/>
          </table:table-cell>
        </table:table-row>
        <table:table-row table:style-name="TableLine2276050977632">
          <table:table-cell table:style-name="Tabela2.A2" office:value-type="string">
            <text:p text:style-name="P22">AA X Aa</text:p>
          </table:table-cell>
          <table:table-cell table:style-name="Tabela2.A2" office:value-type="string">
            <text:p text:style-name="P26"><text:s/><text:span text:style-name="T6">0,</text:span><text:span text:style-name="T7">49</text:span><text:span text:style-name="T6"> x 0,</text:span><text:span text:style-name="T7">42</text:span></text:p>
          </table:table-cell>
          <table:table-cell table:style-name="Tabela2.A2" office:value-type="string">
            <text:p text:style-name="P26">0,1029</text:p>
          </table:table-cell>
          <table:table-cell table:style-name="Tabela2.A2" office:value-type="string">
            <text:p text:style-name="P26">0,1029</text:p>
          </table:table-cell>
          <table:table-cell table:style-name="Tabela2.E2" office:value-type="string">
            <text:p text:style-name="P26"/>
          </table:table-cell>
        </table:table-row>
        <table:table-row table:style-name="TableLine2276050977632">
          <table:table-cell table:style-name="Tabela2.A2" office:value-type="string">
            <text:p text:style-name="P22">Aa x AA</text:p>
          </table:table-cell>
          <table:table-cell table:style-name="Tabela2.A2" office:value-type="string">
            <text:p text:style-name="P26"><text:s/><text:span text:style-name="T6">0,</text:span><text:span text:style-name="T7">42</text:span><text:span text:style-name="T6"> x 0,</text:span><text:span text:style-name="T7">49</text:span></text:p>
          </table:table-cell>
          <table:table-cell table:style-name="Tabela2.A2" office:value-type="string">
            <text:p text:style-name="P26">0,1029</text:p>
          </table:table-cell>
          <table:table-cell table:style-name="Tabela2.A2" office:value-type="string">
            <text:p text:style-name="P26">0,1029</text:p>
          </table:table-cell>
          <table:table-cell table:style-name="Tabela2.E2" office:value-type="string">
            <text:p text:style-name="P26"/>
          </table:table-cell>
        </table:table-row>
        <table:table-row table:style-name="TableLine2276050977632">
          <table:table-cell table:style-name="Tabela2.A2" office:value-type="string">
            <text:p text:style-name="P22">Aa x Aa</text:p>
          </table:table-cell>
          <table:table-cell table:style-name="Tabela2.A2" office:value-type="string">
            <text:p text:style-name="P26"><text:s/><text:span text:style-name="T6">0,</text:span><text:span text:style-name="T7">42</text:span><text:span text:style-name="T6"> x 0,</text:span><text:span text:style-name="T7">42</text:span></text:p>
          </table:table-cell>
          <table:table-cell table:style-name="Tabela2.A2" office:value-type="string">
            <text:p text:style-name="P26">0,0441</text:p>
          </table:table-cell>
          <table:table-cell table:style-name="Tabela2.A2" office:value-type="string">
            <text:p text:style-name="P26">0,0882</text:p>
          </table:table-cell>
          <table:table-cell table:style-name="Tabela2.E2" office:value-type="string">
            <text:p text:style-name="P26">0,0441</text:p>
          </table:table-cell>
        </table:table-row>
        <table:table-row table:style-name="TableLine2276050977632">
          <table:table-cell table:style-name="Tabela2.A2" office:value-type="string">
            <text:p text:style-name="P22">Total</text:p>
          </table:table-cell>
          <table:table-cell table:style-name="Tabela2.B6" table:formula="ooow:(,49*,49)+(,49*,42)+(,42*,49)+(,42*,42)" office:value-type="float" office:value="0.8281">
            <text:p text:style-name="P25">0,83</text:p>
          </table:table-cell>
          <table:table-cell table:style-name="Tabela2.B6" table:formula="ooow:&lt;C5&gt;+&lt;C4&gt;+&lt;C3&gt;+&lt;C2&gt;" office:value-type="float" office:value="0.49">
            <text:p text:style-name="P25">0,49</text:p>
          </table:table-cell>
          <table:table-cell table:style-name="Tabela2.B6" table:formula="ooow:&lt;D5&gt;+&lt;D4&gt;+&lt;D3&gt;" office:value-type="float" office:value="0.294">
            <text:p text:style-name="P22">0,29</text:p>
          </table:table-cell>
          <table:table-cell table:style-name="Tabela2.E6" table:formula="ooow:&lt;E5&gt;+&lt;E4&gt;+&lt;E3&gt;+&lt;E2&gt;" office:value-type="float" office:value="0.0441">
            <text:p text:style-name="P25">0,04</text:p>
          </table:table-cell>
        </table:table-row>
        <table:table-row table:style-name="TableLine2276050977632"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7"><text:span text:style-name="T9">P=0,</text:span><text:span text:style-name="T10">49</text:span><text:span text:style-name="T9">/0,</text:span><text:span text:style-name="T10">83</text:span><text:span text:style-name="T9">=0,5</text:span><text:span text:style-name="T10">9</text:span></text:p>
          </table:table-cell>
          <table:table-cell table:style-name="Tabela2.A2" office:value-type="string">
            <text:p text:style-name="P25">2pq= 0,29/0,<text:span text:style-name="T8">83</text:span>=0,<text:span text:style-name="T8">34</text:span></text:p>
          </table:table-cell>
          <table:table-cell table:style-name="Tabela2.E2" office:value-type="string">
            <text:p text:style-name="P26"><text:span text:style-name="T7">Q =</text:span> <text:span text:style-name="T7">0,</text:span><text:span text:style-name="T8">07</text:span></text:p>
          </table:table-cell>
        </table:table-row>
        <table:table-row table:style-name="TableLine2276050977632"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5">Raiz(0,5<text:span text:style-name="T8">9</text:span>)= 0,7<text:span text:style-name="T8">6</text:span></text:p>
          </table:table-cell>
          <table:table-cell table:style-name="Tabela2.A2" office:value-type="string">
            <text:p text:style-name="P25"/>
          </table:table-cell>
          <table:table-cell table:style-name="Tabela2.E2" office:value-type="string">
            <text:p text:style-name="P25">Raiz(0,<text:span text:style-name="T8">07</text:span>)= 0,<text:span text:style-name="T8">26</text:span></text:p>
          </table:table-cell>
        </table:table-row>
      </table:table>
      <text:p text:style-name="P12">A: 0,76 // a: 0,26</text:p>
      <text:p text:style-name="P13">P2 = 0,76 x 0,76 = 0,57 // 2pq = 2 x 0,76 x 0,26 = 0,39 // Q2 = 0,26 x 0,26 = 0,06</text:p>
      <text:p text:style-name="P7"><text:soft-page-break/></text:p>
      <text:p text:style-name="P1">2) No caso de ocorrer ação gênica de codominância os resultados seriam diferentes? Justifique a sua resposta.</text:p>
      <text:p text:style-name="P8"><text:tab/>Sim seriam diferentes, pois a codominância faz com que o fenótipo apresente a característica de ambos os alelos.</text:p>
      <text:p text:style-name="P1"/>
      <text:p text:style-name="P1">3) Com base na literatura científica, indique o percentual aproximado de fecundação cruzada de três espécies autógamas e comente sobre as principais implicações destes cruzamentos para (a) o melhoramento genético e (b) produção de sementes.</text:p>
      <text:p text:style-name="P14"><text:tab/>As plantas autógamas são aquelas que realizam preferencialmente autofecundação (acima de 95%).Apesar de preferencialmente realizarem autofecundação, pode ocorrer uma baixa taxa de fecundação cruzada nas espécies autógamas. Esta frequência depende da população de insetos polinizadores, intensidade do vento, temperatura e umidade. As plantas autógamas são caracterizadas pela homozigose. Uma população de plantas autógamas é representada por uma ou várias linhas puras Como exemplos de espécies autógamas podem citar: arroz, aveia, cevada, feijão, fumo, soja, tomate, trigo<text:span text:style-name="T12">(Sistemas Reprodutivos de plantas cultivadas, Bespalhok, Guerra e Oliveira)</text:span>.</text:p>
      <text:p text:style-name="P14"><text:tab/><text:span text:style-name="T12">Considerando para melhoramento genético plantas do tipo autógamas são importantes para que assim ocorra a autofecundação e possa aparecer algum mutante/planta desejada por conta da matriz. A apomixia é um tipo de reprodução assexuada que consiste </text:span>na produção de sementes sem que antes ocorra fertilização, tendo como resultado sementes que são geneticamente idênticas à planta mãe<text:span text:style-name="T12">(Sistemas Reprodutivos de plantas cultivadas, Bespalhok, Guerra e Oliveira)</text:span>.</text:p>
      <text:p text:style-name="P14"><text:tab/></text:p>
      <text:p text:style-name="P1">4) Duas linhas puras que diferem em três genes (ex: A1A1B1B1C2C2 e A2A2B2B2C1C1) foram cruzadas.</text:p>
      <text:p text:style-name="P2"><text:s/></text:p>
      <text:p text:style-name="P16">(a) Qual a percentagem de homozigose do conjunto dos três genes na geração F1? Justifique sua resposta. </text:p>
      <text:p text:style-name="P4"><text:s/>A1A1B1B1C2C2 <text:span text:style-name="T13">x</text:span> A2A2B2B2C1C1 <text:span text:style-name="T13">= AABBCC x aabbcc</text:span></text:p>
      <text:p text:style-name="P5"><text:span text:style-name="T14">0% de homozigose, pois em um quadro de punett de um homozigoto dominante com um recessivo , nos resta 100% heterozigoto.</text:span></text:p>
      <text:p text:style-name="P17">Somente irá ter homozigose quando essa F1 se autofecundar e assim conseguira porcentagens em ambos os extremos AA e aa. </text:p>
      <text:p text:style-name="P1"/>
      <text:p text:style-name="P1">b) Considerando que a autofecundação feita por três gerações a partir da F1 resultou em 300 plantas F4, qual a percentagem de homozigose nos três genes? </text:p>
      <text:p text:style-name="P2"/>
      <text:p text:style-name="P15">Ih = [(2<text:span text:style-name="T1">m</text:span> -1)/2<text:span text:style-name="T1">m</text:span>]<text:span text:style-name="T1">n</text:span><text:span text:style-name="T3"> <text:s/></text:span></text:p>
      <text:p text:style-name="P15"><text:span text:style-name="T3">m= gerações de autofecundação</text:span></text:p>
      <text:p text:style-name="P15"><text:span text:style-name="T3">n= genes segregantes</text:span></text:p>
      <text:p text:style-name="P15"><text:span text:style-name="T3">ih = indivíduos homozigotos</text:span></text:p>
      <text:p text:style-name="P15"><text:span text:style-name="T3"/></text:p>
      <text:p text:style-name="P18"><text:span text:style-name="T4">IH = [(2</text:span><text:span text:style-name="T2">3</text:span><text:span text:style-name="T4"> -1)/2</text:span><text:span text:style-name="T2">3</text:span><text:span text:style-name="T4">]</text:span><text:span text:style-name="T2">3</text:span><text:span text:style-name="T4"> = 0,669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4T18:00:19.029000000</meta:creation-date>
    <dc:date>2022-05-14T21:06:11.134000000</dc:date>
    <meta:editing-duration>PT9M52S</meta:editing-duration>
    <meta:editing-cycles>3</meta:editing-cycles>
    <meta:generator>LibreOffice/6.4.7.2$Windows_X86_64 LibreOffice_project/639b8ac485750d5696d7590a72ef1b496725cfb5</meta:generator>
    <meta:document-statistic meta:table-count="2" meta:image-count="0" meta:object-count="0" meta:page-count="2" meta:paragraph-count="101" meta:word-count="624" meta:character-count="3667" meta:non-whitespace-character-count="3115"/>
  </office:meta>
</office:document-meta>
</file>